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62e4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62e4e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81aca6"/>
    </style:style>
    <style:style style:name="ce7" style:family="table-cell" style:parent-style-name="Default">
      <style:table-cell-properties fo:background-color="#158466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158466"/>
    </style:style>
    <style:style style:name="ce9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2a6099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14cm" svg:height="8.997cm" svg:x="14.03cm" svg:y="170.914cm">
            <draw:object draw:notify-on-update-of-ranges="Sheet1.H299:Sheet1.H314 Sheet1.J299:Sheet1.J3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50730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5000" calcext:value-type="float">
            <text:p>5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634524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6000" calcext:value-type="float">
            <text:p>6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88031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7000" calcext:value-type="float">
            <text:p>7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22892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8000" calcext:value-type="float">
            <text:p>8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170385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9000" calcext:value-type="float">
            <text:p>9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397612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0000" calcext:value-type="float">
            <text:p>10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974794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1000" calcext:value-type="float">
            <text:p>11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08230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2000" calcext:value-type="float">
            <text:p>12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251012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3000" calcext:value-type="float">
            <text:p>13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36981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4000" calcext:value-type="float">
            <text:p>14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74417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5000" calcext:value-type="float">
            <text:p>15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741799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6000" calcext:value-type="float">
            <text:p>16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00399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7000" calcext:value-type="float">
            <text:p>17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5016205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8000" calcext:value-type="float">
            <text:p>18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46914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9000" calcext:value-type="float">
            <text:p>19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683735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20000" calcext:value-type="float">
            <text:p>20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33316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41327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509625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64054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73516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171736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971758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10022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242992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379416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673239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825880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44919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409533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40403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49320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366280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42065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552065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23312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05070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73624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138598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331519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600055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778390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438853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551096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958369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34112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427442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576841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377463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42757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50457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675172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73331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10062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985179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557760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25199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41912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59368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705501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91704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11158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348359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3413237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429975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93900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60887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675487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77851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20116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842854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360162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461408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683047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925332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64453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19695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25042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31140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494422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35490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43285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510549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6676879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736001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974394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23422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34625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671391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762965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106072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47203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698522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35084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4044195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9257922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343969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42409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51002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64789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88407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629716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484769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40535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076856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56982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457708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799433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422618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16717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307877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68936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34603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41796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86425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925917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39739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498170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99319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339185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16241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405001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736484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744937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927933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43089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35278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550463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337775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453225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52072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651085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768576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123605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972838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099216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264065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435503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60681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731529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954670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137835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32922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91699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358677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421242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512449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651488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75862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138609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964894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226378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30392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44031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611842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71864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993804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161044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338910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53783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359633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417579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56509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645035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754109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13070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967417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232288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249748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421286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57151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819875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92537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119273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40488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875301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35431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420978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77946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67514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77738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08929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973010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127415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24084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402333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578189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737627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957875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14767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311339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5326489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33895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42416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507188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673686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796435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098832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098591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090582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25366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45092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598959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74561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193115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129714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318352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Tiempo:</text:p>
          </table:table-cell>
          <table:table-cell office:value-type="string" calcext:value-type="string">
            <text:p>0.2562799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maño: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/>
          </table:table-cell>
          <table:table-cell table:number-columns-repeated="4"/>
          <table:table-cell table:style-name="ce1" office:value-type="string" calcext:value-type="string" table:number-columns-spanned="4" table:number-rows-spanned="1">
            <text:p>16 HEBRAS </text:p>
          </table:table-cell>
          <table:covered-table-cell table:number-columns-repeated="3" table:style-name="ce2"/>
          <table:table-cell table:style-name="ce3" office:value-type="string" calcext:value-type="string" table:number-columns-spanned="4" table:number-rows-spanned="1">
            <text:p>16 HEBRAS </text:p>
          </table:table-cell>
          <table:covered-table-cell table:number-columns-repeated="3" table:style-name="ce4"/>
          <table:table-cell table:style-name="ce5" office:value-type="string" calcext:value-type="string" table:number-columns-spanned="5" table:number-rows-spanned="1">
            <text:p>12 HEBRAS </text:p>
          </table:table-cell>
          <table:covered-table-cell table:number-columns-repeated="4" table:style-name="ce6"/>
          <table:table-cell table:style-name="ce7" office:value-type="string" calcext:value-type="string" table:number-columns-spanned="5" table:number-rows-spanned="1">
            <text:p>8 HEBRAS</text:p>
          </table:table-cell>
          <table:covered-table-cell table:number-columns-repeated="4" table:style-name="ce8"/>
          <table:table-cell table:style-name="ce9" office:value-type="string" calcext:value-type="string" table:number-columns-spanned="5" table:number-rows-spanned="1">
            <text:p>4 HEBRAS</text:p>
          </table:table-cell>
          <table:covered-table-cell table:number-columns-repeated="4" table:style-name="ce10"/>
        </table:table-row>
        <table:table-row table:style-name="ro1">
          <table:table-cell table:number-columns-repeated="10"/>
          <table:table-cell table:style-name="ce2" table:number-columns-repeated="4"/>
          <table:table-cell table:style-name="ce4" table:number-columns-repeated="4"/>
          <table:table-cell table:style-name="ce6" table:number-columns-repeated="5"/>
          <table:table-cell table:style-name="ce8" table:number-columns-repeated="5"/>
          <table:table-cell table:style-name="ce10"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4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035867748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5000" calcext:value-type="float">
            <text:p>5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034203627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5000" calcext:value-type="float">
            <text:p>5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034603401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5000" calcext:value-type="float">
            <text:p>5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050730616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5000" calcext:value-type="float">
            <text:p>5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034203627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5000" calcext:value-type="float">
            <text:p>500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042124240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6000" calcext:value-type="float">
            <text:p>6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041782441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6000" calcext:value-type="float">
            <text:p>6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041796334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6000" calcext:value-type="float">
            <text:p>6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063452470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6000" calcext:value-type="float">
            <text:p>6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041782441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6000" calcext:value-type="float">
            <text:p>6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4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051244920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7000" calcext:value-type="float">
            <text:p>7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051451225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7000" calcext:value-type="float">
            <text:p>7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086425968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7000" calcext:value-type="float">
            <text:p>7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088031842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7000" calcext:value-type="float">
            <text:p>7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051451225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7000" calcext:value-type="float">
            <text:p>700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065148880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8000" calcext:value-type="float">
            <text:p>8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063691253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8000" calcext:value-type="float">
            <text:p>8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092591706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8000" calcext:value-type="float">
            <text:p>8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122892743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8000" calcext:value-type="float">
            <text:p>8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063691253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8000" calcext:value-type="float">
            <text:p>8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4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075862735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9000" calcext:value-type="float">
            <text:p>9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075357408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9000" calcext:value-type="float">
            <text:p>9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139739443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9000" calcext:value-type="float">
            <text:p>9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117038515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9000" calcext:value-type="float">
            <text:p>9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075357408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9000" calcext:value-type="float">
            <text:p>900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113860919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10000" calcext:value-type="float">
            <text:p>10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110772264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10000" calcext:value-type="float">
            <text:p>10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149817053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10000" calcext:value-type="float">
            <text:p>10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139761244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10000" calcext:value-type="float">
            <text:p>10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110772264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10000" calcext:value-type="float">
            <text:p>1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4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096489422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11000" calcext:value-type="float">
            <text:p>11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096747242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11000" calcext:value-type="float">
            <text:p>11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099319023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11000" calcext:value-type="float">
            <text:p>11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097479477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11000" calcext:value-type="float">
            <text:p>11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096747242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11000" calcext:value-type="float">
            <text:p>1100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122637839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12000" calcext:value-type="float">
            <text:p>12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111719796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12000" calcext:value-type="float">
            <text:p>12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33918510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12000" calcext:value-type="float">
            <text:p>12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108230014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12000" calcext:value-type="float">
            <text:p>12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111719796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12000" calcext:value-type="float">
            <text:p>12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4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130392081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13000" calcext:value-type="float">
            <text:p>13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127575408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13000" calcext:value-type="float">
            <text:p>13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216241369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13000" calcext:value-type="float">
            <text:p>13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125101248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13000" calcext:value-type="float">
            <text:p>13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127575408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13000" calcext:value-type="float">
            <text:p>1300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144031951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14000" calcext:value-type="float">
            <text:p>14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142082526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14000" calcext:value-type="float">
            <text:p>14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140500143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14000" calcext:value-type="float">
            <text:p>14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136981495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14000" calcext:value-type="float">
            <text:p>14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142082526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14000" calcext:value-type="float">
            <text:p>14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4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161184287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15000" calcext:value-type="float">
            <text:p>15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162486114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15000" calcext:value-type="float">
            <text:p>15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173648403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15000" calcext:value-type="float">
            <text:p>15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174417985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15000" calcext:value-type="float">
            <text:p>15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162486114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15000" calcext:value-type="float">
            <text:p>1500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171864096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16000" calcext:value-type="float">
            <text:p>16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175508817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16000" calcext:value-type="float">
            <text:p>16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174493797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16000" calcext:value-type="float">
            <text:p>16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174179927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16000" calcext:value-type="float">
            <text:p>16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175508817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16000" calcext:value-type="float">
            <text:p>16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4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199380473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17000" calcext:value-type="float">
            <text:p>17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194599300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17000" calcext:value-type="float">
            <text:p>17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19279337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17000" calcext:value-type="float">
            <text:p>17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200399205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17000" calcext:value-type="float">
            <text:p>17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194599300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17000" calcext:value-type="float">
            <text:p>1700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216104454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18000" calcext:value-type="float">
            <text:p>18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225008951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18000" calcext:value-type="float">
            <text:p>18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243089848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18000" calcext:value-type="float">
            <text:p>18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501620514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18000" calcext:value-type="float">
            <text:p>18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225008951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18000" calcext:value-type="float">
            <text:p>18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4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233891089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19000" calcext:value-type="float">
            <text:p>19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234537053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19000" calcext:value-type="float">
            <text:p>19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235278915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19000" calcext:value-type="float">
            <text:p>19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246914575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19000" calcext:value-type="float">
            <text:p>19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234537053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19000" calcext:value-type="float">
            <text:p>1900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Tiempo:</text:p>
          </table:table-cell>
          <table:table-cell table:style-name="ce2" office:value-type="string" calcext:value-type="string">
            <text:p>0.253783274</text:p>
          </table:table-cell>
          <table:table-cell table:style-name="ce2" office:value-type="string" calcext:value-type="string">
            <text:p>Tamaño:</text:p>
          </table:table-cell>
          <table:table-cell table:style-name="ce2" office:value-type="float" office:value="20000" calcext:value-type="float">
            <text:p>20000</text:p>
          </table:table-cell>
          <table:table-cell table:style-name="ce4" office:value-type="string" calcext:value-type="string">
            <text:p>Tiempo:</text:p>
          </table:table-cell>
          <table:table-cell table:style-name="ce4" office:value-type="string" calcext:value-type="string">
            <text:p>0.248424180</text:p>
          </table:table-cell>
          <table:table-cell table:style-name="ce4" office:value-type="string" calcext:value-type="string">
            <text:p>Tamaño:</text:p>
          </table:table-cell>
          <table:table-cell table:style-name="ce4" office:value-type="float" office:value="20000" calcext:value-type="float">
            <text:p>20000</text:p>
          </table:table-cell>
          <table:table-cell table:style-name="ce6" office:value-type="string" calcext:value-type="string">
            <text:p>Tiempo:</text:p>
          </table:table-cell>
          <table:table-cell table:style-name="ce6" office:value-type="string" calcext:value-type="string">
            <text:p>0.25504634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Tamaño:</text:p>
          </table:table-cell>
          <table:table-cell table:style-name="ce6" office:value-type="float" office:value="20000" calcext:value-type="float">
            <text:p>20000</text:p>
          </table:table-cell>
          <table:table-cell table:style-name="ce8" office:value-type="string" calcext:value-type="string">
            <text:p>Tiempo:</text:p>
          </table:table-cell>
          <table:table-cell table:style-name="ce8" office:value-type="string" calcext:value-type="string">
            <text:p>0.268373545</text:p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>Tamaño:</text:p>
          </table:table-cell>
          <table:table-cell table:style-name="ce8" office:value-type="float" office:value="20000" calcext:value-type="float">
            <text:p>20000</text:p>
          </table:table-cell>
          <table:table-cell table:style-name="ce10" office:value-type="string" calcext:value-type="string">
            <text:p>Tiempo:</text:p>
          </table:table-cell>
          <table:table-cell table:style-name="ce10" office:value-type="string" calcext:value-type="string">
            <text:p>0.248424180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>Tamaño:</text:p>
          </table:table-cell>
          <table:table-cell table:style-name="ce10" office:value-type="float" office:value="20000" calcext:value-type="float">
            <text:p>2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/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3:25:48.665432281</meta:creation-date>
    <dc:date>2024-04-24T00:11:18.920476210</dc:date>
    <meta:editing-duration>PT45M31S</meta:editing-duration>
    <meta:editing-cycles>1</meta:editing-cycles>
    <meta:document-statistic meta:table-count="1" meta:cell-count="1653" meta:object-count="1"/>
    <meta:generator>LibreOffice/7.6.5.2$Linux_X86_64 LibreOffice_project/6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6.015cm" svg:height="8.998cm" xlink:href=".." xlink:type="simple" chart:class="chart:line" chart:style-name="ch1">
        <chart:plot-area chart:style-name="ch2" table:cell-range-address="Sheet1.H299:Sheet1.H314 Sheet1.J299:Sheet1.J314" chart:data-source-has-labels="column" svg:x="4.418cm" svg:y="-0.007cm" svg:width="11.523cm" svg:height="6.92cm">
          <chart:coordinate-region svg:x="5.039cm" svg:y="0.192cm" svg:width="10.902cm" svg:height="6.522cm"/>
          <chart:axis chart:dimension="x" chart:name="primary-x" chart:style-name="ch3" chartooo:axis-type="auto">
            <chartooo:date-scale/>
            <chart:categories table:cell-range-address="Sheet1.H299:Sheet1.H314"/>
          </chart:axis>
          <chart:axis chart:dimension="y" chart:name="primary-y" chart:style-name="ch3"/>
          <chart:series chart:style-name="ch4" chart:values-cell-range-address="Sheet1.J299:Sheet1.J314" chart:class="chart:line">
            <chart:data-point chart:repeated="16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H299:Sheet1.H314</svg:desc>
                </draw:g>
              </table:table-cell>
              <table:table-cell office:value-type="float" office:value="NaN">
                <text:p>NaN</text:p>
                <draw:g>
                  <svg:desc>Sheet1.J299:Sheet1.J31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